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392cm"/>
    </style:style>
    <style:style style:name="Table2.B" style:family="table-column">
      <style:table-column-properties style:column-width="12.6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2.2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36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995cm"/>
    </style:style>
    <style:style style:name="Table3.B" style:family="table-column">
      <style:table-column-properties style:column-width="13.0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36cm"/>
    </style:style>
    <style:style style:name="P1" style:family="paragraph" style:parent-style-name="Standard">
      <style:text-properties fo:language="en" fo:country="AU"/>
    </style:style>
    <style:style style:name="P2" style:family="paragraph" style:parent-style-name="Standard">
      <style:text-properties fo:language="en" fo:country="AU" officeooo:paragraph-rsid="002a4954"/>
    </style:style>
    <style:style style:name="P3" style:family="paragraph" style:parent-style-name="Standard">
      <style:text-properties fo:language="en" fo:country="AU" officeooo:rsid="0020052b" officeooo:paragraph-rsid="0020052b"/>
    </style:style>
    <style:style style:name="P4" style:family="paragraph" style:parent-style-name="Standard">
      <style:text-properties fo:language="en" fo:country="AU" officeooo:paragraph-rsid="002256f8"/>
    </style:style>
    <style:style style:name="P5" style:family="paragraph" style:parent-style-name="Standard">
      <style:text-properties fo:language="en" fo:country="AU" officeooo:paragraph-rsid="002c6547"/>
    </style:style>
    <style:style style:name="P6" style:family="paragraph" style:parent-style-name="Standard">
      <style:text-properties officeooo:paragraph-rsid="006c5a0a"/>
    </style:style>
    <style:style style:name="P7" style:family="paragraph" style:parent-style-name="Standard">
      <style:text-properties officeooo:paragraph-rsid="007369cd"/>
    </style:style>
    <style:style style:name="P8" style:family="paragraph" style:parent-style-name="Standard">
      <style:text-properties officeooo:rsid="00760a5c" officeooo:paragraph-rsid="00760a5c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AU"/>
    </style:style>
    <style:style style:name="P10" style:family="paragraph" style:parent-style-name="Subtitle">
      <style:text-properties fo:language="en" fo:country="AU"/>
    </style:style>
    <style:style style:name="P11" style:family="paragraph" style:parent-style-name="Table_20_Contents">
      <style:text-properties officeooo:rsid="00604e88" officeooo:paragraph-rsid="00604e88"/>
    </style:style>
    <style:style style:name="P12" style:family="paragraph" style:parent-style-name="Table_20_Contents">
      <style:text-properties officeooo:rsid="00604e88" officeooo:paragraph-rsid="006c5a0a"/>
    </style:style>
    <style:style style:name="P13" style:family="paragraph" style:parent-style-name="Table_20_Contents">
      <style:text-properties officeooo:paragraph-rsid="00604e88"/>
    </style:style>
    <style:style style:name="P14" style:family="paragraph" style:parent-style-name="Table_20_Contents">
      <style:text-properties officeooo:rsid="0066fb1c" officeooo:paragraph-rsid="0066fb1c"/>
    </style:style>
    <style:style style:name="P15" style:family="paragraph" style:parent-style-name="Table_20_Contents">
      <style:text-properties officeooo:rsid="00689586" officeooo:paragraph-rsid="00689586"/>
    </style:style>
    <style:style style:name="P16" style:family="paragraph" style:parent-style-name="Table_20_Contents">
      <style:text-properties officeooo:rsid="006c5a0a" officeooo:paragraph-rsid="006c5a0a"/>
    </style:style>
    <style:style style:name="P17" style:family="paragraph" style:parent-style-name="Table_20_Contents">
      <style:text-properties officeooo:rsid="006c5a0a" officeooo:paragraph-rsid="006e4955"/>
    </style:style>
    <style:style style:name="P18" style:family="paragraph" style:parent-style-name="Table_20_Contents">
      <style:text-properties officeooo:paragraph-rsid="006c5a0a"/>
    </style:style>
    <style:style style:name="P19" style:family="paragraph" style:parent-style-name="Table_20_Contents">
      <style:text-properties officeooo:paragraph-rsid="006d5ebf"/>
    </style:style>
    <style:style style:name="P20" style:family="paragraph" style:parent-style-name="Table_20_Contents">
      <style:text-properties officeooo:rsid="006e4955" officeooo:paragraph-rsid="006e4955"/>
    </style:style>
    <style:style style:name="P21" style:family="paragraph" style:parent-style-name="Table_20_Contents">
      <style:text-properties officeooo:rsid="006f39e3" officeooo:paragraph-rsid="006f39e3"/>
    </style:style>
    <style:style style:name="P22" style:family="paragraph" style:parent-style-name="Text_20_body">
      <style:text-properties officeooo:paragraph-rsid="004de54d"/>
    </style:style>
    <style:style style:name="P23" style:family="paragraph" style:parent-style-name="Text_20_body">
      <style:text-properties fo:language="en" fo:country="AU"/>
    </style:style>
    <style:style style:name="P24" style:family="paragraph" style:parent-style-name="Text_20_body">
      <style:text-properties fo:language="en" fo:country="AU" officeooo:paragraph-rsid="001f9cfd"/>
    </style:style>
    <style:style style:name="P25" style:family="paragraph" style:parent-style-name="Text_20_body">
      <style:text-properties fo:language="en" fo:country="AU" officeooo:rsid="001f9cfd" officeooo:paragraph-rsid="001f9cfd"/>
    </style:style>
    <style:style style:name="P26" style:family="paragraph" style:parent-style-name="Text_20_body">
      <style:text-properties fo:language="en" fo:country="AU" officeooo:paragraph-rsid="002a4954"/>
    </style:style>
    <style:style style:name="P27" style:family="paragraph" style:parent-style-name="Text_20_body">
      <style:text-properties fo:language="en" fo:country="AU" officeooo:paragraph-rsid="0051a93a"/>
    </style:style>
    <style:style style:name="P28" style:family="paragraph" style:parent-style-name="Text_20_body">
      <style:text-properties fo:language="en" fo:country="AU" officeooo:rsid="0051a93a" officeooo:paragraph-rsid="0051a93a"/>
    </style:style>
    <style:style style:name="P29" style:family="paragraph" style:parent-style-name="Text_20_body">
      <style:text-properties fo:language="en" fo:country="AU" officeooo:rsid="005bccf2" officeooo:paragraph-rsid="005bccf2"/>
    </style:style>
    <style:style style:name="P30" style:family="paragraph" style:parent-style-name="Text_20_body">
      <style:text-properties fo:language="en" fo:country="AU" officeooo:paragraph-rsid="005ccf18"/>
    </style:style>
    <style:style style:name="P31" style:family="paragraph" style:parent-style-name="Text_20_body">
      <style:text-properties fo:language="en" fo:country="AU" officeooo:rsid="00305f04" officeooo:paragraph-rsid="00305f04"/>
    </style:style>
    <style:style style:name="P32" style:family="paragraph" style:parent-style-name="Text_20_body">
      <style:text-properties fo:language="en" fo:country="AU" officeooo:rsid="00305f04" officeooo:paragraph-rsid="00598246"/>
    </style:style>
    <style:style style:name="P33" style:family="paragraph" style:parent-style-name="Text_20_body">
      <style:text-properties fo:language="en" fo:country="AU" officeooo:paragraph-rsid="0033f5e7"/>
    </style:style>
    <style:style style:name="P34" style:family="paragraph" style:parent-style-name="Text_20_body">
      <style:text-properties fo:language="en" fo:country="AU" officeooo:paragraph-rsid="00369cd0"/>
    </style:style>
    <style:style style:name="P35" style:family="paragraph" style:parent-style-name="Text_20_body">
      <style:text-properties fo:language="en" fo:country="AU" officeooo:rsid="00369cd0" officeooo:paragraph-rsid="00369cd0"/>
    </style:style>
    <style:style style:name="P36" style:family="paragraph" style:parent-style-name="Text_20_body">
      <style:text-properties fo:language="en" fo:country="AU" officeooo:rsid="00446b42" officeooo:paragraph-rsid="00446b42"/>
    </style:style>
    <style:style style:name="P37" style:family="paragraph" style:parent-style-name="Text_20_body">
      <style:text-properties fo:language="en" fo:country="AU" officeooo:paragraph-rsid="00446b42"/>
    </style:style>
    <style:style style:name="P38" style:family="paragraph" style:parent-style-name="Text_20_body">
      <style:text-properties fo:language="en" fo:country="AU" officeooo:rsid="004de54d" officeooo:paragraph-rsid="004de54d"/>
    </style:style>
    <style:style style:name="P39" style:family="paragraph" style:parent-style-name="Text_20_body">
      <style:text-properties fo:language="en" fo:country="AU" officeooo:rsid="004607ea" officeooo:paragraph-rsid="004607ea"/>
    </style:style>
    <style:style style:name="P40" style:family="paragraph" style:parent-style-name="Text_20_body">
      <style:text-properties fo:language="en" fo:country="AU" officeooo:paragraph-rsid="004607ea"/>
    </style:style>
    <style:style style:name="P41" style:family="paragraph" style:parent-style-name="Text_20_body">
      <style:text-properties fo:language="en" fo:country="AU" officeooo:paragraph-rsid="0066fb1c"/>
    </style:style>
    <style:style style:name="P42" style:family="paragraph" style:parent-style-name="Text_20_body">
      <style:text-properties officeooo:paragraph-rsid="00612b76"/>
    </style:style>
    <style:style style:name="P43" style:family="paragraph" style:parent-style-name="Text_20_body">
      <style:text-properties officeooo:paragraph-rsid="00689586"/>
    </style:style>
    <style:style style:name="P44" style:family="paragraph" style:parent-style-name="Text_20_body">
      <style:text-properties officeooo:rsid="006bc9ce" officeooo:paragraph-rsid="006bc9ce"/>
    </style:style>
    <style:style style:name="P45" style:family="paragraph" style:parent-style-name="Text_20_body">
      <style:text-properties officeooo:rsid="006c5a0a" officeooo:paragraph-rsid="006c5a0a"/>
    </style:style>
    <style:style style:name="P46" style:family="paragraph" style:parent-style-name="Text_20_body">
      <style:text-properties officeooo:paragraph-rsid="006c5a0a"/>
    </style:style>
    <style:style style:name="P47" style:family="paragraph" style:parent-style-name="Text_20_body">
      <style:text-properties officeooo:paragraph-rsid="006303bf"/>
    </style:style>
    <style:style style:name="P48" style:family="paragraph" style:parent-style-name="Text_20_body">
      <style:text-properties officeooo:rsid="00781e13" officeooo:paragraph-rsid="00781e13"/>
    </style:style>
    <style:style style:name="P49" style:family="paragraph" style:parent-style-name="Text_20_body">
      <style:text-properties officeooo:paragraph-rsid="00781e13"/>
    </style:style>
    <style:style style:name="P50" style:family="paragraph" style:parent-style-name="Text_20_body">
      <style:text-properties officeooo:rsid="0078a3cf" officeooo:paragraph-rsid="0078a3cf"/>
    </style:style>
    <style:style style:name="P51" style:family="paragraph" style:parent-style-name="Text_20_body">
      <style:text-properties officeooo:paragraph-rsid="0078a3cf"/>
    </style:style>
    <style:style style:name="P52" style:family="paragraph" style:parent-style-name="Text_20_body">
      <style:text-properties officeooo:rsid="0078cf0b" officeooo:paragraph-rsid="0078cf0b"/>
    </style:style>
    <style:style style:name="P53" style:family="paragraph" style:parent-style-name="Text_20_body">
      <style:text-properties officeooo:rsid="007a8fe8" officeooo:paragraph-rsid="007a8fe8"/>
    </style:style>
    <style:style style:name="P54" style:family="paragraph" style:parent-style-name="Text_20_body">
      <style:text-properties officeooo:rsid="007d3087" officeooo:paragraph-rsid="007d3087"/>
    </style:style>
    <style:style style:name="P55" style:family="paragraph" style:parent-style-name="Title">
      <style:text-properties fo:language="en" fo:country="AU"/>
    </style:style>
    <style:style style:name="P56" style:family="paragraph" style:parent-style-name="Table_20_Contents">
      <style:text-properties officeooo:rsid="006c5a0a" officeooo:paragraph-rsid="006c5a0a"/>
    </style:style>
    <style:style style:name="P57" style:family="paragraph" style:parent-style-name="Table_20_Contents">
      <style:text-properties officeooo:rsid="006c5a0a" officeooo:paragraph-rsid="00604e88"/>
    </style:style>
    <style:style style:name="P58" style:family="paragraph" style:parent-style-name="Heading_20_1">
      <style:text-properties fo:language="en" fo:country="AU"/>
    </style:style>
    <style:style style:name="P59" style:family="paragraph" style:parent-style-name="Heading_20_2">
      <style:text-properties fo:language="en" fo:country="AU"/>
    </style:style>
    <style:style style:name="P60" style:family="paragraph" style:parent-style-name="Heading_20_2">
      <style:text-properties fo:language="en" fo:country="AU" officeooo:rsid="003fd922" officeooo:paragraph-rsid="003fd922"/>
    </style:style>
    <style:style style:name="P61" style:family="paragraph" style:parent-style-name="Heading_20_3">
      <style:text-properties fo:language="en" fo:country="AU"/>
    </style:style>
    <style:style style:name="P62" style:family="paragraph" style:parent-style-name="Heading_20_4">
      <style:text-properties fo:language="en" fo:country="AU"/>
    </style:style>
    <style:style style:name="P63" style:family="paragraph" style:parent-style-name="Standard">
      <style:text-properties fo:language="en" fo:country="AU"/>
    </style:style>
    <style:style style:name="P64" style:family="paragraph" style:parent-style-name="Standard" style:list-style-name="L1">
      <style:text-properties fo:language="en" fo:country="AU"/>
    </style:style>
    <style:style style:name="P65" style:family="paragraph" style:parent-style-name="Standard" style:list-style-name="L1">
      <style:text-properties fo:language="en" fo:country="AU" officeooo:rsid="002a4954" officeooo:paragraph-rsid="002a4954"/>
    </style:style>
    <style:style style:name="P66" style:family="paragraph" style:parent-style-name="Standard" style:list-style-name="L1">
      <style:text-properties fo:language="en" fo:country="AU" officeooo:rsid="00446b42" officeooo:paragraph-rsid="00446b42"/>
    </style:style>
    <style:style style:name="P67" style:family="paragraph" style:parent-style-name="Standard">
      <style:text-properties fo:language="en" fo:country="AU" officeooo:rsid="00260de6" officeooo:paragraph-rsid="00260de6"/>
    </style:style>
    <style:style style:name="P68" style:family="paragraph" style:parent-style-name="Text_20_body">
      <style:text-properties fo:language="en" fo:country="AU" officeooo:rsid="0051a93a" officeooo:paragraph-rsid="0051a93a"/>
    </style:style>
    <style:style style:name="P69" style:family="paragraph" style:parent-style-name="Text_20_body">
      <style:text-properties fo:language="en" fo:country="AU" officeooo:rsid="00446b42" officeooo:paragraph-rsid="00446b42"/>
    </style:style>
    <style:style style:name="P70" style:family="paragraph" style:parent-style-name="Text_20_body">
      <style:text-properties fo:language="en" fo:country="AU" officeooo:rsid="0047c1a9" officeooo:paragraph-rsid="00689586"/>
    </style:style>
    <style:style style:name="P71" style:family="paragraph" style:parent-style-name="Text_20_body">
      <style:text-properties fo:language="en" fo:country="AU" officeooo:rsid="006bc9ce" officeooo:paragraph-rsid="006bc9ce"/>
    </style:style>
    <style:style style:name="P72" style:family="paragraph" style:parent-style-name="Text_20_body">
      <style:text-properties fo:language="en" fo:country="AU" officeooo:rsid="001f9cfd" officeooo:paragraph-rsid="001f9cfd"/>
    </style:style>
    <style:style style:name="P73" style:family="paragraph" style:parent-style-name="Text_20_body">
      <style:text-properties fo:language="en" fo:country="AU" officeooo:rsid="00810dd9" officeooo:paragraph-rsid="00810dd9"/>
    </style:style>
    <style:style style:name="P74" style:family="paragraph" style:parent-style-name="Text_20_body">
      <style:text-properties fo:language="en" fo:country="AU" officeooo:rsid="00810dd9" officeooo:paragraph-rsid="0084aa84"/>
    </style:style>
    <style:style style:name="P75" style:family="paragraph" style:parent-style-name="Text_20_body">
      <style:text-properties officeooo:rsid="00604e88" officeooo:paragraph-rsid="00604e88"/>
    </style:style>
    <style:style style:name="P76" style:family="paragraph" style:parent-style-name="Text_20_body">
      <style:text-properties officeooo:rsid="00604e88" officeooo:paragraph-rsid="006c5a0a"/>
    </style:style>
    <style:style style:name="P77" style:family="paragraph" style:parent-style-name="Text_20_body">
      <style:text-properties officeooo:rsid="0077f528" officeooo:paragraph-rsid="0077f528"/>
    </style:style>
    <style:style style:name="P78" style:family="paragraph" style:parent-style-name="Text_20_body">
      <style:text-properties officeooo:paragraph-rsid="00810dd9"/>
    </style:style>
    <style:style style:name="P79" style:family="paragraph" style:parent-style-name="Text_20_body">
      <style:text-properties officeooo:paragraph-rsid="0084aa84"/>
    </style:style>
    <style:style style:name="T1" style:family="text">
      <style:text-properties officeooo:rsid="000f6d30"/>
    </style:style>
    <style:style style:name="T2" style:family="text">
      <style:text-properties officeooo:rsid="001021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a93" style:font-weight-asian="bold" style:font-weight-complex="bold"/>
    </style:style>
    <style:style style:name="T5" style:family="text">
      <style:text-properties fo:font-weight="bold" officeooo:rsid="003fd922" style:font-weight-asian="bold" style:font-weight-complex="bold"/>
    </style:style>
    <style:style style:name="T6" style:family="text">
      <style:text-properties officeooo:rsid="00145a93"/>
    </style:style>
    <style:style style:name="T7" style:family="text">
      <style:text-properties officeooo:rsid="001999a6"/>
    </style:style>
    <style:style style:name="T8" style:family="text">
      <style:text-properties officeooo:rsid="001c1817"/>
    </style:style>
    <style:style style:name="T9" style:family="text">
      <style:text-properties officeooo:rsid="001eb7de"/>
    </style:style>
    <style:style style:name="T10" style:family="text">
      <style:text-properties officeooo:rsid="001f268e"/>
    </style:style>
    <style:style style:name="T11" style:family="text">
      <style:text-properties style:font-name="Liberation Sans" fo:font-size="14pt" fo:font-weight="bold" officeooo:rsid="001f268e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2" style:family="text">
      <style:text-properties officeooo:rsid="001f9cfd"/>
    </style:style>
    <style:style style:name="T13" style:family="text">
      <style:text-properties officeooo:rsid="0020a4d6"/>
    </style:style>
    <style:style style:name="T14" style:family="text">
      <style:text-properties officeooo:rsid="00220193"/>
    </style:style>
    <style:style style:name="T15" style:family="text">
      <style:text-properties officeooo:rsid="00256450"/>
    </style:style>
    <style:style style:name="T16" style:family="text">
      <style:text-properties officeooo:rsid="00269903"/>
    </style:style>
    <style:style style:name="T17" style:family="text">
      <style:text-properties officeooo:rsid="00289843"/>
    </style:style>
    <style:style style:name="T18" style:family="text">
      <style:text-properties officeooo:rsid="002a4954"/>
    </style:style>
    <style:style style:name="T19" style:family="text">
      <style:text-properties officeooo:rsid="002af0cf"/>
    </style:style>
    <style:style style:name="T20" style:family="text">
      <style:text-properties officeooo:rsid="002bac29"/>
    </style:style>
    <style:style style:name="T21" style:family="text">
      <style:text-properties officeooo:rsid="002c6547"/>
    </style:style>
    <style:style style:name="T22" style:family="text">
      <style:text-properties officeooo:rsid="002e6771"/>
    </style:style>
    <style:style style:name="T23" style:family="text">
      <style:text-properties officeooo:rsid="002f849a"/>
    </style:style>
    <style:style style:name="T24" style:family="text">
      <style:text-properties officeooo:rsid="00305f04"/>
    </style:style>
    <style:style style:name="T25" style:family="text">
      <style:text-properties officeooo:rsid="003212cd"/>
    </style:style>
    <style:style style:name="T26" style:family="text">
      <style:text-properties officeooo:rsid="0032e631"/>
    </style:style>
    <style:style style:name="T27" style:family="text">
      <style:text-properties officeooo:rsid="003566a8"/>
    </style:style>
    <style:style style:name="T28" style:family="text">
      <style:text-properties officeooo:rsid="00369cd0"/>
    </style:style>
    <style:style style:name="T29" style:family="text">
      <style:text-properties officeooo:rsid="0036fdd7"/>
    </style:style>
    <style:style style:name="T30" style:family="text">
      <style:text-properties officeooo:rsid="003715f9"/>
    </style:style>
    <style:style style:name="T31" style:family="text">
      <style:text-properties officeooo:rsid="003a8828"/>
    </style:style>
    <style:style style:name="T32" style:family="text">
      <style:text-properties officeooo:rsid="003b02c5"/>
    </style:style>
    <style:style style:name="T33" style:family="text">
      <style:text-properties officeooo:rsid="003c6083"/>
    </style:style>
    <style:style style:name="T34" style:family="text">
      <style:text-properties officeooo:rsid="003fd922"/>
    </style:style>
    <style:style style:name="T35" style:family="text">
      <style:text-properties officeooo:rsid="0040c1cc"/>
    </style:style>
    <style:style style:name="T36" style:family="text">
      <style:text-properties officeooo:rsid="00419a20"/>
    </style:style>
    <style:style style:name="T37" style:family="text">
      <style:text-properties officeooo:rsid="004364dc"/>
    </style:style>
    <style:style style:name="T38" style:family="text">
      <style:text-properties officeooo:rsid="004607ea"/>
    </style:style>
    <style:style style:name="T39" style:family="text">
      <style:text-properties officeooo:rsid="0047c1a9"/>
    </style:style>
    <style:style style:name="T40" style:family="text">
      <style:text-properties officeooo:rsid="004ae41d"/>
    </style:style>
    <style:style style:name="T41" style:family="text">
      <style:text-properties officeooo:rsid="005093c6"/>
    </style:style>
    <style:style style:name="T42" style:family="text">
      <style:text-properties officeooo:rsid="0051a93a"/>
    </style:style>
    <style:style style:name="T43" style:family="text">
      <style:text-properties officeooo:rsid="00531800"/>
    </style:style>
    <style:style style:name="T44" style:family="text">
      <style:text-properties officeooo:rsid="00549bd3"/>
    </style:style>
    <style:style style:name="T45" style:family="text">
      <style:text-properties officeooo:rsid="005665bc"/>
    </style:style>
    <style:style style:name="T46" style:family="text">
      <style:text-properties officeooo:rsid="0057ceee"/>
    </style:style>
    <style:style style:name="T47" style:family="text">
      <style:text-properties officeooo:rsid="00598246"/>
    </style:style>
    <style:style style:name="T48" style:family="text">
      <style:text-properties officeooo:rsid="005c0430"/>
    </style:style>
    <style:style style:name="T49" style:family="text">
      <style:text-properties officeooo:rsid="005ccf18"/>
    </style:style>
    <style:style style:name="T50" style:family="text">
      <style:text-properties officeooo:rsid="005f2e07"/>
    </style:style>
    <style:style style:name="T51" style:family="text">
      <style:text-properties officeooo:rsid="005f9b03"/>
    </style:style>
    <style:style style:name="T52" style:family="text">
      <style:text-properties officeooo:rsid="00604a0c"/>
    </style:style>
    <style:style style:name="T53" style:family="text">
      <style:text-properties officeooo:rsid="00604e88"/>
    </style:style>
    <style:style style:name="T54" style:family="text">
      <style:text-properties officeooo:rsid="00612b76"/>
    </style:style>
    <style:style style:name="T55" style:family="text">
      <style:text-properties officeooo:rsid="006303bf"/>
    </style:style>
    <style:style style:name="T56" style:family="text">
      <style:text-properties fo:language="en" fo:country="AU"/>
    </style:style>
    <style:style style:name="T57" style:family="text">
      <style:text-properties fo:language="en" fo:country="AU" officeooo:rsid="00496d1a"/>
    </style:style>
    <style:style style:name="T58" style:family="text">
      <style:text-properties fo:language="en" fo:country="AU" officeooo:rsid="004c981c"/>
    </style:style>
    <style:style style:name="T59" style:family="text">
      <style:text-properties fo:language="en" fo:country="AU" officeooo:rsid="00689586"/>
    </style:style>
    <style:style style:name="T60" style:family="text">
      <style:text-properties fo:language="en" fo:country="AU" officeooo:rsid="0047c1a9"/>
    </style:style>
    <style:style style:name="T61" style:family="text">
      <style:text-properties fo:language="en" fo:country="AU" officeooo:rsid="0068ca26"/>
    </style:style>
    <style:style style:name="T62" style:family="text">
      <style:text-properties fo:language="en" fo:country="AU" officeooo:rsid="004de54d"/>
    </style:style>
    <style:style style:name="T63" style:family="text">
      <style:text-properties fo:language="en" fo:country="AU" officeooo:rsid="00699d96"/>
    </style:style>
    <style:style style:name="T64" style:family="text">
      <style:text-properties fo:language="en" fo:country="AU" officeooo:rsid="007bf814"/>
    </style:style>
    <style:style style:name="T65" style:family="text">
      <style:text-properties fo:language="en" fo:country="AU" officeooo:rsid="00810dd9"/>
    </style:style>
    <style:style style:name="T66" style:family="text">
      <style:text-properties fo:language="en" fo:country="AU" officeooo:rsid="0081cf22"/>
    </style:style>
    <style:style style:name="T67" style:family="text">
      <style:text-properties fo:language="en" fo:country="AU" officeooo:rsid="0084aa84"/>
    </style:style>
    <style:style style:name="T68" style:family="text">
      <style:text-properties officeooo:rsid="0069dcc2"/>
    </style:style>
    <style:style style:name="T69" style:family="text">
      <style:text-properties officeooo:rsid="006c5a0a"/>
    </style:style>
    <style:style style:name="T70" style:family="text">
      <style:text-properties officeooo:rsid="006f39e3"/>
    </style:style>
    <style:style style:name="T71" style:family="text">
      <style:text-properties officeooo:rsid="006fcd21"/>
    </style:style>
    <style:style style:name="T72" style:family="text">
      <style:text-properties officeooo:rsid="007369cd"/>
    </style:style>
    <style:style style:name="T73" style:family="text">
      <style:text-properties officeooo:rsid="007493d1"/>
    </style:style>
    <style:style style:name="T74" style:family="text">
      <style:text-properties officeooo:rsid="00760a5c"/>
    </style:style>
    <style:style style:name="T75" style:family="text">
      <style:text-properties officeooo:rsid="0077f528"/>
    </style:style>
    <style:style style:name="T76" style:family="text">
      <style:text-properties officeooo:rsid="00781e13"/>
    </style:style>
    <style:style style:name="T77" style:family="text">
      <style:text-properties officeooo:rsid="0078a3cf"/>
    </style:style>
    <style:style style:name="T78" style:family="text">
      <style:text-properties officeooo:rsid="00804783"/>
    </style:style>
    <style:style style:name="T79" style:family="text">
      <style:text-properties officeooo:rsid="00839634"/>
    </style:style>
    <style:style style:name="T80" style:family="text">
      <style:text-properties officeooo:rsid="0084aa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Delimiting</text:p>
      <text:p text:style-name="P10">Ways to demarcate items</text:p>
      <text:p text:style-name="P1"/>
      <text:h text:style-name="P58" text:outline-level="1">Types of delimiting</text:h>
      <text:p text:style-name="P1"/>
      <text:p text:style-name="P1">In data formats and languages a few strategies are used to group or delineate items.</text:p>
      <text:p text:style-name="P1">Roughly I see them as being in these categories</text:p>
      <text:p text:style-name="P1"/>
      <text:list xml:id="list4056919840" text:style-name="L1">
        <text:list-item>
          <text:p text:style-name="P64"><text:span text:style-name="T2">S</text:span>eparation</text:p>
          <text:list>
            <text:list-item>
              <text:p text:style-name="P64"><text:span text:style-name="T74">end or </text:span>terminator token</text:p>
            </text:list-item>
            <text:list-item>
              <text:p text:style-name="P64">start token</text:p>
            </text:list-item>
          </text:list>
        </text:list-item>
        <text:list-item>
          <text:p text:style-name="P64"><text:span text:style-name="T2">W</text:span>rapping</text:p>
          <text:list>
            <text:list-item>
              <text:p text:style-name="P64"><text:span text:style-name="T1">Identical</text:span> token<text:span text:style-name="T1">s</text:span></text:p>
            </text:list-item>
            <text:list-item>
              <text:p text:style-name="P64">simple paired opener/closer</text:p>
            </text:list-item>
            <text:list-item>
              <text:p text:style-name="P64">compound opener closer</text:p>
            </text:list-item>
          </text:list>
        </text:list-item>
        <text:list-item>
          <text:p text:style-name="P65">N-ary constructs</text:p>
        </text:list-item>
        <text:list-item>
          <text:p text:style-name="P64"><text:span text:style-name="T2">F</text:span>ixed-size: items have specified numbers of characters or bytes</text:p>
        </text:list-item>
        <text:list-item>
          <text:p text:style-name="P66">Modifers</text:p>
        </text:list-item>
      </text:list>
      <text:h text:style-name="P60" text:outline-level="2">Main Types</text:h>
      <text:h text:style-name="P61" text:outline-level="3"><text:span text:style-name="T37">1. </text:span>Separation</text:h>
      <text:p text:style-name="P1">The main characteristic is that <text:span text:style-name="T18">separator </text:span>tokens are placed between items</text:p>
      <text:p text:style-name="P1"/>
      <text:p text:style-name="P2"><text:tab/><text:span text:style-name="T18">item separator item separator item</text:span></text:p>
      <text:p text:style-name="P2"><text:tab/></text:p>
      <text:p text:style-name="P1"/>
      <text:p text:style-name="P1">eg</text:p>
      <text:p text:style-name="P1"><text:tab/>Many or most written languages use space as a separator</text:p>
      <text:p text:style-name="P1"><text:tab/>https://en.wikipedia.org/wiki/Delimiter#Content_boundary</text:p>
      <text:p text:style-name="P1"/>
      <text:p text:style-name="P1"/>
      <text:p text:style-name="P1"><text:span text:style-name="T3">Termination</text:span> places the token at the end:</text:p>
      <text:p text:style-name="P1"/>
      <text:p text:style-name="P1"><text:tab/>item <text:span text:style-name="T18">end-</text:span>token item <text:span text:style-name="T18">end-</text:span>token</text:p>
      <text:p text:style-name="P1"/>
      <text:p text:style-name="P1">eg</text:p>
      <text:p text:style-name="P1"><text:tab/>c-style semicolon terminated languages</text:p>
      <text:p text:style-name="P1"><text:tab/>line end termination such as python</text:p>
      <text:p text:style-name="P3"><text:tab/>Full stop at the end of <text:span text:style-name="T13">a </text:span>sentence </text:p>
      <text:p text:style-name="P1"/>
      <text:p text:style-name="P1"/>
      <text:p text:style-name="P1"><text:span text:style-name="T6">A </text:span><text:span text:style-name="T4">s</text:span><text:span text:style-name="T3">tart token</text:span> <text:span text:style-name="T35">is </text:span>place<text:span text:style-name="T35">d</text:span> <text:span text:style-name="T6">before </text:span><text:span text:style-name="T35">the </text:span><text:span text:style-name="T6">item</text:span><text:span text:style-name="T36">s</text:span><text:span text:style-name="T6">:</text:span></text:p>
      <text:p text:style-name="P1"><text:soft-page-break/></text:p>
      <text:p text:style-name="P1"><text:span text:style-name="T18"><text:tab/>start-</text:span>token item <text:span text:style-name="T18">start-</text:span>token item</text:p>
      <text:p text:style-name="P1"/>
      <text:p text:style-name="P1">eg</text:p>
      <text:p text:style-name="P1"><text:tab/>bullet list: * item1 * item2 * item3</text:p>
      <text:p text:style-name="P1"><text:tab/>some inline comments might fall under this category when embedded within other forms</text:p>
      <text:p text:style-name="P1"><text:tab/><text:tab/>-- sql comment</text:p>
      <text:p text:style-name="P1"><text:tab/><text:tab/>// c-style comments</text:p>
      <text:p text:style-name="P1"><text:tab/><text:tab/># <text:span text:style-name="T19">various </text:span>shell script <text:span text:style-name="T20">style</text:span> comments</text:p>
      <text:p text:style-name="P1"/>
      <text:p text:style-name="Standard"><text:span text:style-name="T65">In indent mandatory languages </text:span><text:span text:style-name="T66">(</text:span><text:span text:style-name="T65">such as Python</text:span><text:span text:style-name="T66">)</text:span><text:span text:style-name="T65"> the indentation could be considered a form of start token, if the line ends were treated as different separators in the grammar. More likely such languages are actually a form of wrapping (see below).</text:span></text:p>
      <text:p text:style-name="P1"/>
      <text:p text:style-name="P1"/>
      <text:p text:style-name="P9"><text:span text:style-name="T5">Combinations</text:span><text:span text:style-name="T34"> of d</text:span>ifferent tokens can be used to <text:span text:style-name="T34">create</text:span> structures. Many common formats are in this category.</text:p>
      <text:p text:style-name="P9"/>
      <text:p text:style-name="P1"><text:tab/><text:span text:style-name="T14">nested</text:span> separat<text:span text:style-name="T14">ors</text:span></text:p>
      <text:p text:style-name="P1"/>
      <text:p text:style-name="P1"><text:tab/><text:tab/>item token1 item token1 item</text:p>
      <text:p text:style-name="P1"><text:tab/><text:tab/>token2</text:p>
      <text:p text:style-name="P1"><text:tab/><text:tab/>item token1 item token1 item</text:p>
      <text:p text:style-name="P4"><text:tab/><text:tab/>token2</text:p>
      <text:p text:style-name="P4"><text:tab/><text:tab/>item token1 item token1 item</text:p>
      <text:p text:style-name="P1"/>
      <text:p text:style-name="P1"><text:tab/><text:tab/>eg</text:p>
      <text:p text:style-name="P1"><text:tab/><text:tab/><text:tab/>CSV (t1= character, t2=newline)</text:p>
      <text:p text:style-name="P1"/>
      <text:p text:style-name="P1"/>
      <text:h text:style-name="P61" text:outline-level="3"><text:span text:style-name="T37">2. </text:span>Wrapping</text:h>
      <text:p text:style-name="P1">Items are wrapped or contained by token <text:span text:style-name="T7">pairs</text:span>.</text:p>
      <text:p text:style-name="P1"/>
      <text:p text:style-name="P5"><text:tab/><text:span text:style-name="T21">start-</text:span>token item <text:span text:style-name="T21">end-</text:span>token <text:s/><text:span text:style-name="T21">start-</text:span>token item <text:span text:style-name="T21">end-</text:span>token</text:p>
      <text:p text:style-name="P1"/>
      <text:h text:style-name="P62" text:outline-level="4">Identical tokens</text:h>
      <text:p text:style-name="P1"/>
      <text:p text:style-name="P1">The simplest form is when the same token is used at the start and end of an item</text:p>
      <text:p text:style-name="P1"/>
      <text:p text:style-name="P1"><text:tab/>token item token <text:s/>token item token</text:p>
      <text:p text:style-name="P1"/>
      <text:p text:style-name="P1">eg</text:p>
      <text:p text:style-name="P1"><text:tab/>simple quote characters: "foo" and 'bar' for strings</text:p>
      <text:p text:style-name="P1"><text:tab/>light markup such as *asterisks* for bold or _underscores_ for italics</text:p>
      <text:p text:style-name="P1"><text:tab/>replacement tokens: #value#</text:p>
      <text:p text:style-name="P1"/>
      <text:p text:style-name="P1">Multi-char versions work the same way, though examples <text:span text:style-name="T8">are fewer</text:span>. Occasional<text:span text:style-name="T8">l</text:span>y you see substitutions using multiples of the same char, eg</text:p>
      <text:p text:style-name="P1"><text:soft-page-break/></text:p>
      <text:p text:style-name="P1"><text:tab/>##value##</text:p>
      <text:p text:style-name="P1"><text:tab/>@@value@@</text:p>
      <text:p text:style-name="P1"/>
      <text:h text:style-name="P62" text:outline-level="4"><text:span text:style-name="T10">Simple </text:span><text:span text:style-name="T11">p</text:span>aired tokens</text:h>
      <text:p text:style-name="P1"><text:span text:style-name="T9">W</text:span>here a set <text:span text:style-name="T10">static </text:span>pair of start and end tokens wrap items.</text:p>
      <text:p text:style-name="P1"/>
      <text:p text:style-name="P67"><text:tab/>start-token item end-token</text:p>
      <text:p text:style-name="P1"/>
      <text:p text:style-name="P1"><text:span text:style-name="T9">S</text:span>ingle char examples</text:p>
      <text:p text:style-name="P1"><text:tab/>ascii: () [] {} &lt;&gt;</text:p>
      <text:p text:style-name="P1"><text:tab/>Spanish punctuation: <text:tab/>¿? ¡! «»</text:p>
      <text:p text:style-name="P1"><text:tab/>Angled or open-close quotes: “”</text:p>
      <text:p text:style-name="P1"/>
      <text:p text:style-name="P1"><text:span text:style-name="T9">M</text:span>ulti-char <text:span text:style-name="T10">static </text:span>tokens <text:span text:style-name="T15">where specific string pairs wrap the item.</text:span></text:p>
      <text:p text:style-name="P1"/>
      <text:p text:style-name="P1"><text:tab/>empty xml tags: &lt;&gt; item &lt;/&gt;</text:p>
      <text:p text:style-name="P1"><text:tab/>c-style <text:span text:style-name="T16">block </text:span>comments: /* item */</text:p>
      <text:p text:style-name="Standard"><text:span text:style-name="T56"><text:tab/>xml, html et al comments &lt;!-- item </text:span><text:span text:style-name="T64">--&gt;</text:span></text:p>
      <text:p text:style-name="P1"><text:tab/><text:span text:style-name="T22">begin and end: begin item end</text:span></text:p>
      <text:h text:style-name="P62" text:outline-level="4"><text:span text:style-name="T78">Compund or </text:span>Dynamic Paired Tokens</text:h>
      <text:p text:style-name="P24"><text:span text:style-name="T12">Where the start and end token pairs can change depending on context, a richer </text:span><text:span text:style-name="T23">token set</text:span><text:span text:style-name="T12"> is available, </text:span><text:span text:style-name="T17">or can be dynamicaly defined:</text:span></text:p>
      <text:p text:style-name="P25">Eg</text:p>
      <text:p text:style-name="P25"><text:tab/>XML, HTML, SVG et al: <text:span text:style-name="T17">&lt;start-tag&gt;item&lt;/end-tag&gt;</text:span></text:p>
      <text:p text:style-name="P73">Languages such as python <text:span text:style-name="T79">probably more naturally fit into this category than start-token. In this form </text:span>the indentation forms the start token and the line becomes the end token.</text:p>
      <text:p text:style-name="P73"/>
      <text:p text:style-name="P78"><text:span text:style-name="T65"><text:tab/></text:span><text:span text:style-name="T67">Some context</text:span></text:p>
      <text:p text:style-name="P78"><text:span text:style-name="T67"><text:tab/><text:tab/>subcontext</text:span></text:p>
      <text:p text:style-name="P79"><text:span text:style-name="T67"><text:tab/><text:tab/>subcontext</text:span></text:p>
      <text:p text:style-name="P74"><text:tab/><text:tab/>...</text:p>
      <text:p text:style-name="P73"><text:tab/></text:p>
      <text:p text:style-name="P73"/>
      <text:h text:style-name="P61" text:outline-level="3"><text:span text:style-name="T37">3. </text:span>N-ary constructs</text:h>
      <text:p text:style-name="P26"><text:span text:style-name="T18">Where a fixed delim</text:span><text:span text:style-name="T43">i</text:span><text:span text:style-name="T18">ter set is used for a construct</text:span><text:span text:style-name="T24">s</text:span><text:span text:style-name="T18"> of </text:span><text:span text:style-name="T33">defined</text:span><text:span text:style-name="T18"> length. </text:span><text:span text:style-name="T41">Binary and t</text:span><text:span text:style-name="T24">ernary </text:span><text:span text:style-name="T41">forms are</text:span><text:span text:style-name="T24"> </text:span><text:span text:style-name="T43">common in progrgamming lang</text:span><text:span text:style-name="T44">ua</text:span><text:span text:style-name="T43">ges.</text:span></text:p>
      <text:h text:style-name="P62" text:outline-level="4"><text:soft-page-break/>Binary construct</text:h>
      <text:p text:style-name="P28">This is just a standard separator form with length 2:</text:p>
      <text:p text:style-name="P27"><text:tab/><text:span text:style-name="T42">first-item separator second-item</text:span></text:p>
      <text:p text:style-name="P28">Common examples are assignment and binary <text:span text:style-name="T45">mathematical </text:span>expressions.</text:p>
      <text:h text:style-name="P62" text:outline-level="4">Ternary construct</text:h>
      <text:p text:style-name="P29">Separator <text:span text:style-name="T48">or start-token </text:span>form, length 3, <text:span text:style-name="T48">tokens usualy </text:span>differ:</text:p>
      <text:p text:style-name="P26"><text:span text:style-name="T18"><text:tab/></text:span><text:span text:style-name="T24">s</text:span><text:span text:style-name="T18">tart-token </text:span><text:span text:style-name="T24">item1 middle-token item2 end-token</text:span></text:p>
      <text:p text:style-name="P30"><text:span text:style-name="T24"><text:tab/>s</text:span><text:span text:style-name="T18">tart-token </text:span><text:span text:style-name="T24">item1 middle-token-</text:span><text:span text:style-name="T49">1</text:span><text:span text:style-name="T24"> item2 middle-token-</text:span><text:span text:style-name="T49">2</text:span><text:span text:style-name="T24"> </text:span><text:span text:style-name="T49">item 3</text:span></text:p>
      <text:p text:style-name="P26"/>
      <text:p text:style-name="P31">Examples:<text:tab/></text:p>
      <text:p text:style-name="P32"><text:tab/>if <text:span text:style-name="T46">&lt;condition&gt; </text:span>then <text:span text:style-name="T42">&lt;item&gt; </text:span>else<text:span text:style-name="T47">&lt;item&gt;</text:span></text:p>
      <text:p text:style-name="P33"><text:span text:style-name="T26"><text:tab/></text:span><text:span text:style-name="T27">condition</text:span><text:span text:style-name="T26"> ? </text:span><text:span text:style-name="T27">true </text:span><text:span text:style-name="T26">: </text:span><text:span text:style-name="T27">false</text:span></text:p>
      <text:p text:style-name="P31"><text:tab/>try catch final<text:span text:style-name="T25">l</text:span>y</text:p>
      <text:p text:style-name="P31"/>
      <text:p text:style-name="P31"/>
      <text:h text:style-name="P61" text:outline-level="3"><text:span text:style-name="T37">4. </text:span>Fixed size</text:h>
      <text:p text:style-name="P34"><text:span text:style-name="T28">Where no internal delim</text:span><text:span text:style-name="T29">i</text:span><text:span text:style-name="T28">ters are </text:span><text:span text:style-name="T31">(necessarily) </text:span><text:span text:style-name="T28">used, but a definition of fixed sizes demarcates items. </text:span><text:span text:style-name="T30">The only example of this I’ve directly worked on </text:span><text:span text:style-name="T32">is</text:span><text:span text:style-name="T30"> ABA/CEMTEX. I presume many database raw formats are like this.</text:span></text:p>
      <text:p text:style-name="P35"><text:s/></text:p>
      <text:h text:style-name="P61" text:outline-level="3">5. Modifiers</text:h>
      <text:p text:style-name="P36">Not necessarily strictly a form of delimitng, but a way of visually marking boundaries within item data.</text:p>
      <text:p text:style-name="P36">Examples:</text:p>
      <text:p text:style-name="P36"><text:tab/>Capital letters at the start of sentences – do not change the meaning, but are a visual start marker.</text:p>
      <text:p text:style-name="P37"><text:tab/><text:span text:style-name="T50">CamelCase </text:span><text:span text:style-name="T51">variations</text:span></text:p>
      <text:p text:style-name="P37"/>
      <text:p text:style-name="P23"/>
      <text:h text:style-name="P58" text:outline-level="1"><text:soft-page-break/>Combinations of delimiting in common Data Formats and Languages</text:h>
      <text:p text:style-name="P22"><text:span text:style-name="T62">I’ll use regex style for grouping, </text:span><text:span text:style-name="T63">alternation</text:span><text:span text:style-name="T62"> and multiplicity:</text:span></text:p>
      <text:p text:style-name="P38"><text:tab/><text:span text:style-name="T52">&lt;definition&gt; </text:span></text:p>
      <text:p text:style-name="P38"><text:tab/><text:span text:style-name="T52">(a group of items)</text:span></text:p>
      <text:p text:style-name="P38"><text:tab/>? zero or one</text:p>
      <text:p text:style-name="P38"><text:tab/>* zero or more</text:p>
      <text:p text:style-name="P38"><text:tab/>+ one or more</text:p>
      <text:p text:style-name="P38"><text:tab/><text:span text:style-name="T68">(either this|this|or this)</text:span></text:p>
      <text:p text:style-name="P38"/>
      <text:h text:style-name="P59" text:outline-level="2">CSV</text:h>
      <text:p text:style-name="P39">There are a few variants of CSV but most start out <text:span text:style-name="T40">something </text:span>like this:</text:p>
      <text:p text:style-name="P39"/>
      <text:p text:style-name="P40"/>
      <table:table table:name="Table2" table:style-name="Table2">
        <table:table-column table:style-name="Table2.A"/>
        <table:table-column table:style-name="Table2.B"/>
        <table:table-row table:style-name="TableLine94334872780064">
          <table:table-cell table:style-name="Table2.A1" office:value-type="string">
            <text:p text:style-name="P14">inline-separator</text:p>
          </table:table-cell>
          <table:table-cell table:style-name="Table2.B1" office:value-type="string">
            <text:p text:style-name="P14">character</text:p>
          </table:table-cell>
        </table:table-row>
        <table:table-row table:style-name="TableLine94334872629376">
          <table:table-cell table:style-name="Table2.A2" office:value-type="string">
            <text:p text:style-name="P14">item</text:p>
          </table:table-cell>
          <table:table-cell table:style-name="Table2.B2" office:value-type="string">
            <text:p text:style-name="P14">string</text:p>
          </table:table-cell>
        </table:table-row>
        <table:table-row table:style-name="TableLine94334872642432">
          <table:table-cell table:style-name="Table2.A2" office:value-type="string">
            <text:p text:style-name="P14">line</text:p>
          </table:table-cell>
          <table:table-cell table:style-name="Table2.B2" office:value-type="string">
            <text:p text:style-name="P41"><text:span text:style-name="T38">(</text:span><text:span text:style-name="T39">&lt;</text:span><text:span text:style-name="T38">item</text:span><text:span text:style-name="T39">&gt;</text:span><text:span text:style-name="T38">? &lt;inline-separator&gt;)*</text:span></text:p>
          </table:table-cell>
        </table:table-row>
        <table:table-row table:style-name="TableLine94334872645632">
          <table:table-cell table:style-name="Table2.A2" office:value-type="string">
            <text:p text:style-name="P15">line-separator</text:p>
          </table:table-cell>
          <table:table-cell table:style-name="Table2.B2" office:value-type="string">
            <text:p text:style-name="P15">newline</text:p>
          </table:table-cell>
        </table:table-row>
        <table:table-row table:style-name="TableLine94334872647552">
          <table:table-cell table:style-name="Table2.A2" office:value-type="string">
            <text:p text:style-name="P15">file</text:p>
          </table:table-cell>
          <table:table-cell table:style-name="Table2.B2" office:value-type="string">
            <text:p text:style-name="P70">(&lt;line&gt;?&lt;line-separator&gt;)*</text:p>
          </table:table-cell>
        </table:table-row>
      </table:table>
      <text:p text:style-name="P40"/>
      <text:p text:style-name="P43"><text:span text:style-name="T57">In this form the lines are terminated. </text:span><text:span text:style-name="T58">Non-terminated (line separated) would </text:span><text:span text:style-name="T59">add an additional </text:span><text:span text:style-name="T60">&lt;line&gt;? </text:span><text:span text:style-name="T61">at</text:span><text:span text:style-name="T59"> the end of the file.</text:span></text:p>
      <text:p text:style-name="P44"><text:span text:style-name="T59">C</text:span><text:span text:style-name="T56">SV is combination of </text:span></text:p>
      <text:p text:style-name="P71"><text:tab/>separator1(separator2)</text:p>
      <text:h text:style-name="Heading_20_2" text:outline-level="2">JSON</text:h>
      <table:table table:name="Table1" table:style-name="Table1">
        <table:table-column table:style-name="Table1.A"/>
        <table:table-column table:style-name="Table1.B"/>
        <table:table-row table:style-name="TableLine94334872597472">
          <table:table-cell table:style-name="Table1.A1" office:value-type="string">
            <text:p text:style-name="P75">key</text:p>
          </table:table-cell>
          <table:table-cell table:style-name="Table1.B1" office:value-type="string">
            <text:p text:style-name="P75">string</text:p>
          </table:table-cell>
        </table:table-row>
        <table:table-row table:style-name="TableLine94334872734160">
          <table:table-cell table:style-name="Table1.A2" office:value-type="string">
            <text:p text:style-name="P75">value</text:p>
          </table:table-cell>
          <table:table-cell table:style-name="Table1.B2" office:value-type="string">
            <text:p text:style-name="P42"><text:span text:style-name="T53">(block</text:span><text:span text:style-name="T54">|javascript value</text:span><text:span text:style-name="T53">)</text:span></text:p>
          </table:table-cell>
        </table:table-row>
        <table:table-row table:style-name="TableLine94334872750112">
          <table:table-cell table:style-name="Table1.A2" office:value-type="string">
            <text:p text:style-name="P75">assignment</text:p>
          </table:table-cell>
          <table:table-cell table:style-name="Table1.B2" office:value-type="string">
            <text:p text:style-name="P11">“&lt;key&gt;”:&lt;value&gt;</text:p>
          </table:table-cell>
        </table:table-row>
        <text:soft-page-break/>
        <table:table-row table:style-name="TableLine94334872752672">
          <table:table-cell table:style-name="Table1.A2" office:value-type="string">
            <text:p text:style-name="P16">object-start</text:p>
          </table:table-cell>
          <table:table-cell table:style-name="Table1.B2" office:value-type="string">
            <text:p text:style-name="P11">{</text:p>
          </table:table-cell>
        </table:table-row>
        <table:table-row table:style-name="TableLine94334872752032">
          <table:table-cell table:style-name="Table1.A2" office:value-type="string">
            <text:p text:style-name="P57">object-end</text:p>
          </table:table-cell>
          <table:table-cell table:style-name="Table1.B2" office:value-type="string">
            <text:p text:style-name="P11">}</text:p>
          </table:table-cell>
        </table:table-row>
        <table:table-row table:style-name="Table1.6">
          <table:table-cell table:style-name="Table1.A2" office:value-type="string">
            <text:p text:style-name="P11">separator</text:p>
          </table:table-cell>
          <table:table-cell table:style-name="Table1.B2" office:value-type="string">
            <text:p text:style-name="P13">,</text:p>
          </table:table-cell>
        </table:table-row>
        <table:table-row table:style-name="Table1.6">
          <table:table-cell table:style-name="Table1.A2" office:value-type="string">
            <text:p text:style-name="P16">object</text:p>
          </table:table-cell>
          <table:table-cell table:style-name="Table1.B2" office:value-type="string">
            <text:p text:style-name="P18"><text:span text:style-name="T53">&lt;</text:span><text:span text:style-name="T69">object-start</text:span><text:span text:style-name="T53">&gt;(&lt;assignment&gt;&lt;separator&gt;)*&lt;</text:span><text:span text:style-name="T69">object-end</text:span><text:span text:style-name="T53">&gt;</text:span></text:p>
          </table:table-cell>
        </table:table-row>
      </table:table>
      <text:p text:style-name="Text_20_body"/>
      <text:p text:style-name="P47"><text:span text:style-name="T69">This is with</text:span><text:span text:style-name="T55"> </text:span><text:span text:style-name="T69">arrays </text:span><text:span text:style-name="T55">omitt</text:span><text:span text:style-name="T69">ed</text:span><text:span text:style-name="T55">. </text:span><text:span text:style-name="T69">With arrays it looks like:</text:span></text:p>
      <text:p text:style-name="P45"/>
      <table:table table:name="Table3" table:style-name="Table3">
        <table:table-column table:style-name="Table3.A"/>
        <table:table-column table:style-name="Table3.B"/>
        <table:table-row table:style-name="TableLine94334872853568">
          <table:table-cell table:style-name="Table3.A1" office:value-type="string">
            <text:p text:style-name="P76">key</text:p>
          </table:table-cell>
          <table:table-cell table:style-name="Table3.B1" office:value-type="string">
            <text:p text:style-name="P76">string</text:p>
          </table:table-cell>
        </table:table-row>
        <table:table-row table:style-name="TableLine94334872836256">
          <table:table-cell table:style-name="Table3.A2" office:value-type="string">
            <text:p text:style-name="P76">value</text:p>
          </table:table-cell>
          <table:table-cell table:style-name="Table3.B2" office:value-type="string">
            <text:p text:style-name="P46"><text:span text:style-name="T53">(</text:span><text:span text:style-name="T69">object</text:span><text:span text:style-name="T54">|</text:span><text:span text:style-name="T69">array|</text:span><text:span text:style-name="T54">javascript </text:span><text:span text:style-name="T70">literal</text:span><text:span text:style-name="T53">)</text:span></text:p>
          </table:table-cell>
        </table:table-row>
        <table:table-row table:style-name="TableLine94334872837648">
          <table:table-cell table:style-name="Table3.A2" office:value-type="string">
            <text:p text:style-name="P76">assignment</text:p>
          </table:table-cell>
          <table:table-cell table:style-name="Table3.B2" office:value-type="string">
            <text:p text:style-name="P12">“&lt;key&gt;”:&lt;value&gt;</text:p>
          </table:table-cell>
        </table:table-row>
        <table:table-row table:style-name="TableLine94334872838288">
          <table:table-cell table:style-name="Table3.A2" office:value-type="string">
            <text:p text:style-name="P18"><text:span text:style-name="T69">start</text:span><text:span text:style-name="T53">-</text:span><text:span text:style-name="T69">object</text:span></text:p>
          </table:table-cell>
          <table:table-cell table:style-name="Table3.B2" office:value-type="string">
            <text:p text:style-name="P12">{</text:p>
          </table:table-cell>
        </table:table-row>
        <table:table-row table:style-name="TableLine94334872838928">
          <table:table-cell table:style-name="Table3.A2" office:value-type="string">
            <text:p text:style-name="P18"><text:span text:style-name="T69">end</text:span><text:span text:style-name="T53">-</text:span><text:span text:style-name="T69">object</text:span></text:p>
          </table:table-cell>
          <table:table-cell table:style-name="Table3.B2" office:value-type="string">
            <text:p text:style-name="P12">}</text:p>
          </table:table-cell>
        </table:table-row>
        <table:table-row table:style-name="Table3.6">
          <table:table-cell table:style-name="Table3.A2" office:value-type="string">
            <text:p text:style-name="P12">separator</text:p>
          </table:table-cell>
          <table:table-cell table:style-name="Table3.B2" office:value-type="string">
            <text:p text:style-name="P18">,</text:p>
          </table:table-cell>
        </table:table-row>
        <table:table-row table:style-name="Table3.6">
          <table:table-cell table:style-name="Table3.A2" office:value-type="string">
            <text:p text:style-name="P16">object</text:p>
          </table:table-cell>
          <table:table-cell table:style-name="Table3.B2" office:value-type="string">
            <text:p text:style-name="P19"><text:span text:style-name="T53">&lt;</text:span><text:span text:style-name="T69">object-start</text:span><text:span text:style-name="T53">&gt;(&lt;assignment&gt;&lt;separator&gt;)*</text:span><text:span text:style-name="T73">&lt;assignment&gt;?</text:span><text:span text:style-name="T53">&lt;</text:span><text:span text:style-name="T69">object-end</text:span><text:span text:style-name="T53">&gt;</text:span></text:p>
          </table:table-cell>
        </table:table-row>
        <table:table-row table:style-name="Table3.6">
          <table:table-cell table:style-name="Table3.A2" office:value-type="string">
            <text:p text:style-name="P17">array-start</text:p>
          </table:table-cell>
          <table:table-cell table:style-name="Table3.B2" office:value-type="string">
            <text:p text:style-name="P16">[</text:p>
          </table:table-cell>
        </table:table-row>
        <table:table-row table:style-name="Table3.6">
          <table:table-cell table:style-name="Table3.A2" office:value-type="string">
            <text:p text:style-name="P17">array-end</text:p>
          </table:table-cell>
          <table:table-cell table:style-name="Table3.B2" office:value-type="string">
            <text:p text:style-name="P20">]</text:p>
          </table:table-cell>
        </table:table-row>
        <table:table-row table:style-name="Table3.6">
          <table:table-cell table:style-name="Table3.A2" office:value-type="string">
            <text:p text:style-name="P21">array</text:p>
          </table:table-cell>
          <table:table-cell table:style-name="Table3.B2" office:value-type="string">
            <text:p text:style-name="P21">&lt;array-start&gt;(<text:span text:style-name="T71">&lt;value&gt;&lt;separator&gt;</text:span>)*<text:span text:style-name="T73">&lt;value&gt;?</text:span>&lt;array-end&gt;</text:p>
          </table:table-cell>
        </table:table-row>
      </table:table>
      <text:p text:style-name="P6"/>
      <text:p text:style-name="P7"><text:span text:style-name="T72">JSON </text:span><text:span text:style-name="T73">and JavaScript generally </text:span><text:span text:style-name="T72">tolerate omitting the final separator.</text:span></text:p>
      <text:p text:style-name="P7"/>
      <text:p text:style-name="P7"/>
      <text:p text:style-name="P7"/>
      <text:h text:style-name="Heading_20_1" text:outline-level="1">Delimiting patterns as grammars</text:h>
      <text:p text:style-name="P8"/>
      <text:p text:style-name="P8">With those concrete examples in mind, how are the delimiting patterns expressed as grammars?</text:p>
      <text:p text:style-name="P8"/>
      <text:h text:style-name="Heading_20_2" text:outline-level="2">Separators</text:h>
      <text:p text:style-name="Text_20_body"/>
      <text:p text:style-name="P77">Basic separator:</text:p>
      <text:p text:style-name="P77">(&lt;item&gt;&lt;separator&gt;)*&lt;item&gt;?</text:p>
      <text:p text:style-name="P48">Start token:</text:p>
      <text:p text:style-name="P49"><text:span text:style-name="T75">(&lt;</text:span><text:span text:style-name="T76">start-token</text:span><text:span text:style-name="T75">&gt;&lt;item&gt;)*</text:span></text:p>
      <text:p text:style-name="P50">End token or terminator:</text:p>
      <text:p text:style-name="P51"><text:soft-page-break/><text:span text:style-name="T75">(&lt;item&gt;&lt;</text:span><text:span text:style-name="T77">end</text:span><text:span text:style-name="T76">-token</text:span><text:span text:style-name="T75">&gt;)*</text:span></text:p>
      <text:p text:style-name="P51"/>
      <text:p text:style-name="P52">The start and end token forms are simpler.</text:p>
      <text:p text:style-name="P52"/>
      <text:h text:style-name="Heading_20_2" text:outline-level="2">Wrapping</text:h>
      <text:p text:style-name="P53"/>
      <text:p text:style-name="P53">(<text:span text:style-name="T75">&lt;</text:span><text:span text:style-name="T76">start-token</text:span><text:span text:style-name="T75">&gt;&lt;item&gt;&lt;</text:span><text:span text:style-name="T77">end</text:span><text:span text:style-name="T76">-token</text:span><text:span text:style-name="T75">&gt;)*</text:span></text:p>
      <text:p text:style-name="P54">Thi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5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499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25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5cm" fo:margin-bottom="0.25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0:41:45.383865531</meta:creation-date>
    <dc:date>2021-10-09T10:02:48.357089842</dc:date>
    <meta:editing-duration>P2DT2H17S</meta:editing-duration>
    <meta:editing-cycles>96</meta:editing-cycles>
    <meta:generator>LibreOffice/6.4.7.2$Linux_X86_64 LibreOffice_project/40$Build-2</meta:generator>
    <meta:document-statistic meta:table-count="3" meta:image-count="0" meta:object-count="0" meta:page-count="7" meta:paragraph-count="177" meta:word-count="840" meta:character-count="5566" meta:non-whitespace-character-count="4829"/>
  </office:meta>
</office:document-meta>
</file>